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style:use-window-font-color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645064754554136014" text:style-name="L1">
        <text:list-item>
          <text:p text:style-name="P1">communiquer sur un réseau local</text:p>
          <text:list>
            <text:list-item>
              <text:p text:style-name="P1">l'histoire d'internet</text:p>
              <text:list>
                <text:list-item>
                  <text:p text:style-name="P1">une histoire de mailles</text:p>
                  <text:list>
                    <text:list-item>
                      <text:p text:style-name="P2">forme globale communications années 50 (2 ?)</text:p>
                    </text:list-item>
                    <text:list-item>
                      <text:p text:style-name="P2">idée alternative</text:p>
                    </text:list-item>
                    <text:list-item>
                      <text:p text:style-name="P2">avantage en cas de panne d'un ordi</text:p>
                    </text:list-item>
                    <text:list-item>
                      <text:p text:style-name="P2">années 60 : font l'ancêtre d'internet (nom + pour qui c'est ? + combien machines)</text:p>
                    </text:list-item>
                    <text:list-item>
                      <text:p text:style-name="P2">insuffisance de cet ancêtre...</text:p>
                    </text:list-item>
                    <text:list-item>
                      <text:p text:style-name="P2">du coup, un modèle de communications normalisé entre temps (nom + date ?)</text:p>
                    </text:list-item>
                    <text:list-item>
                      <text:p text:style-name="P2">années 90 : explosion d'internet... Grâce à quoi ?</text:p>
                    </text:list-item>
                  </text:list>
                </text:list-item>
                <text:list-item>
                  <text:p text:style-name="P1">internet aujourd'hui</text:p>
                  <text:list>
                    <text:list-item>
                      <text:p text:style-name="P2">nombre utilisateurs internet et serveurs "aujourd'hui"</text:p>
                    </text:list-item>
                    <text:list-item>
                      <text:p text:style-name="P1">quelques nombres impressionnants relatifs a internet</text:p>
                      <text:list>
                        <text:list-item>
                          <text:p text:style-name="P2">% internautes mondiaux en asie</text:p>
                        </text:list-item>
                        <text:list-item>
                          <text:p text:style-name="P2">pays le plus internetisé</text:p>
                        </text:list-item>
                        <text:list-item>
                          <text:p text:style-name="P2">français = combien de % d'internautes mondiaux ?</text:p>
                        </text:list-item>
                        <text:list-item>
                          <text:p text:style-name="P2">% africains / américains ayant internet</text:p>
                        </text:list-item>
                        <text:list-item>
                          <text:p text:style-name="P2">proportion mondiale internautes</text:p>
                        </text:list-item>
                        <text:list-item>
                          <text:p text:style-name="P2">facteur multiplication internautes entre 2000 et 2010</text:p>
                        </text:list-item>
                        <text:list-item>
                          <text:p text:style-name="P2">croissance internautes afrique dans cette même périod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a création d'internet, le modèle OSI</text:p>
              <text:list>
                <text:list-item>
                  <text:p text:style-name="P2">année de naissance</text:p>
                </text:list-item>
                <text:list-item>
                  <text:p text:style-name="P2">OSI : qu'est ce que c'est ?</text:p>
                </text:list-item>
                <text:list-item>
                  <text:p text:style-name="P2">organisé en combien de couches</text:p>
                </text:list-item>
                <text:list-item>
                  <text:p text:style-name="P2">quelles sont ces couches ? (moyen mnémotechnique fac)</text:p>
                </text:list-item>
                <text:list-item>
                  <text:p text:style-name="P2">couches non considérées dans ce cours ? Lesquelles ? Pourquoi ?</text:p>
                </text:list-item>
                <text:list-item>
                  <text:p text:style-name="P2">point commun et différences OSI vs TCP/IP et couches étudiées ici</text:p>
                </text:list-item>
                <text:list-item>
                  <text:p text:style-name="P1">pour chacune des 5 couches étudiées dans ce cours :</text:p>
                  <text:list>
                    <text:list-item>
                      <text:p text:style-name="P2">nom</text:p>
                    </text:list-item>
                    <text:list-item>
                      <text:p text:style-name="P2">rôle</text:p>
                    </text:list-item>
                    <text:list-item>
                      <text:p text:style-name="P2">rôle secondaire (sauf 1)</text:p>
                    </text:list-item>
                    <text:list-item>
                      <text:p text:style-name="P2">matériel associé (sauf 4) (+ nom français pour 1 et 2)</text:p>
                    </text:list-item>
                  </text:list>
                </text:list-item>
                <text:list-item>
                  <text:p text:style-name="P2">la couche réseau = couche n° … – les courches réseau = couches de … a …</text:p>
                </text:list-item>
                <text:list-item>
                  <text:p text:style-name="P1">règles d'or du modèle OSI</text:p>
                  <text:list>
                    <text:list-item>
                      <text:p text:style-name="P2">qu'indique OSI a qui ?</text:p>
                    </text:list-item>
                    <text:list-item>
                      <text:p text:style-name="P1">deux règles d'or</text:p>
                      <text:list>
                        <text:list-item>
                          <text:p text:style-name="P1">première règle</text:p>
                          <text:list>
                            <text:list-item>
                              <text:p text:style-name="P2">ce qu'elle dit</text:p>
                            </text:list-item>
                            <text:list-item>
                              <text:p text:style-name="P2">exemple</text:p>
                            </text:list-item>
                            <text:list-item>
                              <text:p text:style-name="P2">avantage</text:p>
                            </text:list-item>
                          </text:list>
                        </text:list-item>
                        <text:list-item>
                          <text:p text:style-name="P1">deuxième règle</text:p>
                          <text:list>
                            <text:list-item>
                              <text:p text:style-name="P2">ce qu'elle dit</text:p>
                            </text:list-item>
                            <text:list-item>
                              <text:p text:style-name="P2">conséquences sur les étapes de communication entre applis réseaux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brancher les machines, la couche 1</text:p>
              <text:list>
                <text:list-item>
                  <text:p text:style-name="P3">rôles de la couche</text:p>
                  <text:list>
                    <text:list-item>
                      <text:p text:style-name="P2">couche étudiée ici</text:p>
                    </text:list-item>
                    <text:list-item>
                      <text:p text:style-name="P2">rôle principal (déjà vu)</text:p>
                    </text:list-item>
                    <text:list-item>
                      <text:p text:style-name="P2">exemples de supports (2)</text:p>
                    </text:list-item>
                    <text:list-item>
                      <text:p text:style-name="P2">qu'est ce que cette couche fait transiter ?</text:p>
                    </text:list-item>
                    <text:list-item>
                      <text:p text:style-name="P2"><text:soft-page-break/>chacune de ses valeurs correspond a quel état physique ?</text:p>
                    </text:list-item>
                    <text:list-item>
                      <text:p text:style-name="P2">Pourquoi que deux valeurs / états et pas plus ?</text:p>
                    </text:list-item>
                  </text:list>
                </text:list-item>
                <text:list-item>
                  <text:p text:style-name="P3">matériaux</text:p>
                  <text:list>
                    <text:list-item>
                      <text:p text:style-name="P3">cables coaxiaux</text:p>
                      <text:list>
                        <text:list-item>
                          <text:p text:style-name="P2">récents / vieux ? Pourquoi on étudie quand même ?</text:p>
                        </text:list-item>
                        <text:list-item>
                          <text:p text:style-name="P2">composants d'un cable coaxial (du centre vers l'extérieur) (4)</text:p>
                        </text:list-item>
                        <text:list-item>
                          <text:p text:style-name="P2">utilité des composants et fonctionnement du "déchiffrage" de l'info</text:p>
                        </text:list-item>
                        <text:list-item>
                          <text:p text:style-name="P2">2 sortes de cables coaxiaux. Lesquels ?</text:p>
                        </text:list-item>
                        <text:list-item>
                          <text:p text:style-name="P2">conventions de nommage (qu'indique chaque caractère du nom ?)</text:p>
                        </text:list-item>
                        <text:list-item>
                          <text:p text:style-name="P3">10B5</text:p>
                          <text:list>
                            <text:list-item>
                              <text:p text:style-name="P2">plus récent ou plus vieux ? Facile ou dure a utiliser ?</text:p>
                            </text:list-item>
                            <text:list-item>
                              <text:p text:style-name="P2">étapes de connexion au réseau (3)</text:p>
                            </text:list-item>
                            <text:list-item>
                              <text:p text:style-name="P2">inconvéniant principal</text:p>
                            </text:list-item>
                          </text:list>
                        </text:list-item>
                        <text:list-item>
                          <text:p text:style-name="P3">10B2</text:p>
                          <text:list>
                            <text:list-item>
                              <text:p text:style-name="P2">différence principale avec 10B5</text:p>
                            </text:list-item>
                            <text:list-item>
                              <text:p text:style-name="P2">connexion : pas des trous mais 3 métariaux. Lesquels ?</text:p>
                            </text:list-item>
                            <text:list-item>
                              <text:p text:style-name="P2">comment connecter plusieurs ordis ainsi ?</text:p>
                            </text:list-item>
                            <text:list-item>
                              <text:p text:style-name="P2">avantages (2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paire torsadée</text:p>
                      <text:list>
                        <text:list-item>
                          <text:p text:style-name="P2">cable coaxial : possibile transiter plusieurs infos simultanément ? pourquoi ?</text:p>
                        </text:list-item>
                        <text:list-item>
                          <text:p text:style-name="P2">paire torsadée : combien de fils ? Organisés comment ?</text:p>
                        </text:list-item>
                        <text:list-item>
                          <text:p text:style-name="P2">Tous fils utilisés ?</text:p>
                        </text:list-item>
                        <text:list-item>
                          <text:p text:style-name="P2">pourquoi ce nombre de fils ?</text:p>
                        </text:list-item>
                        <text:list-item>
                          <text:p text:style-name="P2">Combien fils utilisés en général maintenant ? Pourquoi ?</text:p>
                        </text:list-item>
                        <text:list-item>
                          <text:p text:style-name="P2">Parfois tous fils utilisés ?</text:p>
                        </text:list-item>
                        <text:list-item>
                          <text:p text:style-name="P2">pourquoi torsadées ?</text:p>
                        </text:list-item>
                        <text:list-item>
                          <text:p text:style-name="P2">Sources possibles de perturbations ? (2 exemples)</text:p>
                        </text:list-item>
                        <text:list-item>
                          <text:p text:style-name="P3">syntaxe autres noms possibles utilisés pour paire torsadée</text:p>
                          <text:list>
                            <text:list-item>
                              <text:p text:style-name="P2">3-4 choses, première : 3 possibilités</text:p>
                            </text:list-item>
                          </text:list>
                        </text:list-item>
                        <text:list-item>
                          <text:p text:style-name="P3">paire torsadée : utilisée dans quelle proportion approximativement ?</text:p>
                        </text:list-item>
                        <text:list-item>
                          <text:p text:style-name="P3">qu'est ce que c'est concrètement ?</text:p>
                        </text:list-item>
                        <text:list-item>
                          <text:p text:style-name="P3">4 avantages</text:p>
                        </text:list-item>
                        <text:list-item>
                          <text:p text:style-name="P3">qu'utilise t-on pour brancher les ordis avec ce cable ? (prise)</text:p>
                        </text:list-item>
                        <text:list-item>
                          <text:p text:style-name="P3">attention (insistance juste) : bien distinguer !</text:p>
                        </text:list-item>
                        <text:list-item>
                          <text:p text:style-name="P3">quels fils utilise t-on couramment ?</text:p>
                        </text:list-item>
                        <text:list-item>
                          <text:p text:style-name="P3">comment appelle t-on ce dans quoi on enfonce les prises ?</text:p>
                        </text:list-item>
                        <text:list-item>
                          <text:p text:style-name="P3">2 exemples (3 avec ajout perso) d'appareils contenant de tels trucs ?</text:p>
                        </text:list-item>
                        <text:list-item>
                          <text:p text:style-name="P3">problèmes si on connecte 2 à 2 des appareilles avec paire torsadée sans prendre de cables spéciaux (vocabulaire)</text:p>
                        </text:list-item>
                        <text:list-item>
                          <text:p text:style-name="P3">comment résoudre ce problème ? (3 solutions)</text:p>
                          <text:list>
                            <text:list-item>
                              <text:p text:style-name="P3">première : quel cable ? + quelle combinaison exactement ?</text:p>
                            </text:list-item>
                          </text:list>
                        </text:list-item>
                        <text:list-item>
                          <text:p text:style-name="P3">nouvelles ... : évolution et problème résolu → ...</text:p>
                        </text:list-item>
                        <text:list-item>
                          <text:p text:style-name="P3">vieux matériaux : comment décider quels cables utiliser ?</text:p>
                          <text:list>
                            <text:list-item>
                              <text:p text:style-name="P3">2 cas</text:p>
                            </text:list-item>
                            <text:list-item>
                              <text:p text:style-name="P3">2ème : quelles catégories et qu'est ce qu'elles contiennent ?</text:p>
                            </text:list-item>
                          </text:list>
                        </text:list-item>
                        <text:list-item>
                          <text:p text:style-name="P3">pour couche 1 : a quoi brancher paire torsadée ?</text:p>
                        </text:list-item>
                        <text:list-item>
                          <text:p text:style-name="P3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2T14:17:49</meta:creation-date>
    <dc:date>2014-10-22T00:26:35</dc:date>
    <dc:creator>yjfjyf jjku</dc:creator>
    <meta:editing-duration>PT11H20M24S</meta:editing-duration>
    <meta:editing-cycles>149</meta:editing-cycles>
    <meta:generator>OpenOffice/4.0.0$Unix OpenOffice.org_project/400m3$Build-9702</meta:generator>
    <meta:document-statistic meta:table-count="0" meta:image-count="0" meta:object-count="0" meta:page-count="2" meta:paragraph-count="94" meta:word-count="695" meta:character-count="3686"/>
  </office:meta>
</office:document-meta>
</file>